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f77e" officeooo:paragraph-rsid="0005f7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lectie Design</text:h>
      <text:p text:style-name="Standard">Dit bovenstaande plan was natuurlijk harstikke leuk, maar nu ik er een paar weken later nog eens naar kijk dan zie ik de ommissies. Toen ik daadwerkelijk aan de slag ging met het maken van het design ging het heel anders.</text:p>
      <text:p text:style-name="Standard">Heb wel als eerste de daadwerkelijk interviews gehouden. Dit heeft mijn hele plan wel gewijzigd en was leuk om te doen. </text:p>
      <text:p text:style-name="Standard">De interviews had ik voorbereid maar gingen telkens totaal anders dan mijn voorbereiding. Initeel irriteerde mij dit, denk omdat ik hierdoor controle verloor, ik vond dat mensen te veel spraken en onrealistische verwachtingen hadden. Totdat ik er echt over ging nadenken en erachter kwam dat bij de coach interview te open vragen stelde en geen beperking had mee gegeven.</text:p>
      <text:p text:style-name="Standard">Bij de hardware expert intervi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2T09:24:11.152061956</meta:creation-date>
    <dc:date>2025-11-02T09:24:39.593635855</dc:date>
    <meta:editing-duration>PT28S</meta:editing-duration>
    <meta:editing-cycles>2</meta:editing-cycles>
    <meta:generator>LibreOffice/25.8.2.2$Linux_X86_64 LibreOffice_project/580$Build-2</meta:generator>
    <meta:document-statistic meta:table-count="0" meta:image-count="0" meta:object-count="0" meta:page-count="1" meta:paragraph-count="5" meta:word-count="128" meta:character-count="760" meta:non-whitespace-character-count="636"/>
  </office:meta>
</office:document-meta>
</file>